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76"/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row table:style-name="ro1">
          <table:table-cell>
            <draw:frame table:end-cell-address="'Weeknr 48'.J31" table:end-x="1.421cm" table:end-y="0.237cm" draw:z-index="0" draw:style-name="gr1" svg:width="21.744cm" svg:height="13.785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Weeknr 49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>
            <text:p>Logboek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3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3">
          <table:table-cell table:number-columns-repeated="2"/>
          <table:table-cell table:style-name="ce5" table:number-columns-repeated="2"/>
          <table:table-cell/>
          <table:table-cell table:style-name="ce2" office:value-type="string">
            <text:p>Mediadevelopment</text:p>
          </table:table-cell>
          <table:table-cell table:style-name="ce5"/>
          <table:table-cell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2-02">
            <text:p>2-12-13</text:p>
          </table:table-cell>
          <table:table-cell table:style-name="ce5" office:value-type="time" office:time-value="PT08H45M00S">
            <text:p>08:45</text:p>
          </table:table-cell>
          <table:table-cell table:style-name="ce5" office:value-type="time" office:time-value="PT09H30M00S">
            <text:p>09:30</text:p>
          </table:table-cell>
          <table:table-cell office:value-type="float" office:value="1">
            <text:p>1</text:p>
          </table:table-cell>
          <table:table-cell office:value-type="string">
            <text:p>We hebben de draw methode gemaakt en zijn bezig met de StartScene, HelpScene, PlayScene.</text:p>
          </table:table-cell>
          <table:table-cell table:style-name="ce5" table:formula="of:=[.D8]-[.C8]" office:value-type="time" office:time-value="PT00H45M00S">
            <text:p>00:45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09H31M00S">
            <text:p>09:31</text:p>
          </table:table-cell>
          <table:table-cell table:style-name="ce5" office:value-type="time" office:time-value="PT09H45M00S">
            <text:p>09:45</text:p>
          </table:table-cell>
          <table:table-cell office:value-type="float" office:value="2">
            <text:p>2</text:p>
          </table:table-cell>
          <table:table-cell office:value-type="string">
            <text:p>We hebben de PlayScene en HelpScene gemaakt</text:p>
          </table:table-cell>
          <table:table-cell table:style-name="ce5" table:formula="of:=[.D9]-[.C9]" office:value-type="time" office:time-value="PT00H14M00S">
            <text:p>00:14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table:style-name="ce5" office:value-type="time" office:time-value="PT09H46M00S">
            <text:p>09:46</text:p>
          </table:table-cell>
          <table:table-cell table:style-name="ce5"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aan alle update en draw methoden van de gamestate classes het argument gameTime meegeven</text:p>
          </table:table-cell>
          <table:table-cell table:style-name="ce5" table:formula="of:=[.D10]-[.C10]" office:value-type="time" office:time-value="PT00H14M00S">
            <text:p>00:14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table:style-name="ce5" office:value-type="time" office:time-value="PT10H30M00S">
            <text:p>10:30</text:p>
          </table:table-cell>
          <table:table-cell table:style-name="ce5" office:value-type="time" office:time-value="PT10H55M00S">
            <text:p>10:55</text:p>
          </table:table-cell>
          <table:table-cell office:value-type="float" office:value="4">
            <text:p>4</text:p>
          </table:table-cell>
          <table:table-cell office:value-type="string">
            <text:p>We hebben net de intervase gedaan. Istate</text:p>
          </table:table-cell>
          <table:table-cell table:style-name="ce5" table:formula="of:=[.D11]-[.C11]" office:value-type="time" office:time-value="PT00H25M00S">
            <text:p>00:25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10H56M00S">
            <text:p>10:56</text:p>
          </table:table-cell>
          <table:table-cell table:style-name="ce5" office:value-type="time" office:time-value="PT11H10M00S">
            <text:p>11:10</text:p>
          </table:table-cell>
          <table:table-cell office:value-type="float" office:value="5">
            <text:p>5</text:p>
          </table:table-cell>
          <table:table-cell office:value-type="string">
            <text:p>We hebben een get en setter gemaakt van de iState</text:p>
          </table:table-cell>
          <table:table-cell table:style-name="ce5" table:formula="of:=[.D12]-[.C12]" office:value-type="time" office:time-value="PT00H14M00S">
            <text:p>00:14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11H11M00S">
            <text:p>11:11</text:p>
          </table:table-cell>
          <table:table-cell table:style-name="ce5" office:value-type="time" office:time-value="PT11H20M00S">
            <text:p>11:20</text:p>
          </table:table-cell>
          <table:table-cell office:value-type="float" office:value="6">
            <text:p>6</text:p>
          </table:table-cell>
          <table:table-cell office:value-type="string">
            <text:p>Properties gemaakt Setters en getters</text:p>
          </table:table-cell>
          <table:table-cell table:style-name="ce5" table:formula="of:=[.D13]-[.C13]" office:value-type="time" office:time-value="PT00H09M00S">
            <text:p>00:09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time" office:time-value="PT11H21M00S">
            <text:p>11:21</text:p>
          </table:table-cell>
          <table:table-cell table:style-name="ce5" office:value-type="time" office:time-value="PT11H50M00S">
            <text:p>11:50</text:p>
          </table:table-cell>
          <table:table-cell office:value-type="float" office:value="7">
            <text:p>7</text:p>
          </table:table-cell>
          <table:table-cell office:value-type="string">
            <text:p>Nieuwe class aangemaakt Input</text:p>
          </table:table-cell>
          <table:table-cell table:style-name="ce5" table:formula="of:=[.D14]-[.C14]" office:value-type="time" office:time-value="PT00H29M00S">
            <text:p>00:29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11H51M00S">
            <text:p>11:51</text:p>
          </table:table-cell>
          <table:table-cell table:style-name="ce5" office:value-type="time" office:time-value="PT12H30M00S">
            <text:p>12:30</text:p>
          </table:table-cell>
          <table:table-cell office:value-type="float" office:value="8">
            <text:p>8</text:p>
          </table:table-cell>
          <table:table-cell office:value-type="string">
            <text:p>static input class gemaakt. Method EdgeDetectKeyDown</text:p>
          </table:table-cell>
          <table:table-cell table:style-name="ce5" table:formula="of:=[.D15]-[.C15]" office:value-type="time" office:time-value="PT00H39M00S">
            <text:p>00:39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/>
          <table:table-cell table:style-name="ce5" office:value-type="time" office:time-value="PT13H30M00S">
            <text:p>13:30</text:p>
          </table:table-cell>
          <table:table-cell table:style-name="ce5" office:value-type="time" office:time-value="PT14H00M00S">
            <text:p>14:00</text:p>
          </table:table-cell>
          <table:table-cell office:value-type="float" office:value="9">
            <text:p>9</text:p>
          </table:table-cell>
          <table:table-cell office:value-type="string">
            <text:p>de input gemaakt</text:p>
          </table:table-cell>
          <table:table-cell table:style-name="ce5" table:formula="of:=[.D16]-[.C16]" office:value-type="time" office:time-value="PT00H30M00S">
            <text:p>00:3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style-name="ce5" table:formula="of:=[.D17]-[.C17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1">
            <text:p>11</text:p>
          </table:table-cell>
          <table:table-cell/>
          <table:table-cell table:style-name="ce5"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2">
            <text:p>12</text:p>
          </table:table-cell>
          <table:table-cell/>
          <table:table-cell table:style-name="ce5"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3">
            <text:p>13</text:p>
          </table:table-cell>
          <table:table-cell/>
          <table:table-cell table:style-name="ce5"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4">
            <text:p>14</text:p>
          </table:table-cell>
          <table:table-cell table:style-name="ce2"/>
          <table:table-cell table:style-name="ce5" table:formula="of:=[.D21]-[.C21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 table:style-name="ce5"/>
          <table:table-cell/>
          <table:table-cell table:style-name="ce2" office:value-type="string">
            <text:p>Gamedevelopment</text:p>
          </table:table-cell>
          <table:table-cell table:style-name="ce5"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style-name="ce5"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1">
            <text:p>11</text:p>
          </table:table-cell>
          <table:table-cell/>
          <table:table-cell table:style-name="ce5"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2">
            <text:p>12</text:p>
          </table:table-cell>
          <table:table-cell/>
          <table:table-cell table:style-name="ce5"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3">
            <text:p>13</text:p>
          </table:table-cell>
          <table:table-cell/>
          <table:table-cell table:style-name="ce5"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4">
            <text:p>14</text:p>
          </table:table-cell>
          <table:table-cell/>
          <table:table-cell table:style-name="ce5"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5" table:number-columns-repeated="2"/>
          <table:table-cell/>
          <table:table-cell table:style-name="ce2"/>
          <table:table-cell table:style-name="ce5"/>
          <table:table-cell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2" office:value-type="string">
            <text:p>Totaal</text:p>
          </table:table-cell>
          <table:table-cell table:style-name="ce5" table:formula="of:=SUM([.G8:.G27])" office:value-type="time" office:time-value="PT03H39M00S">
            <text:p>03:39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otaal" table:style-name="ta1" table:print="false">
        <table:table-column table:style-name="co1" table:number-columns-repeated="3" table:default-cell-style-name="Default"/>
        <table:table-row table:style-name="ro2">
          <table:table-cell table:style-name="ce1" office:value-type="string">
            <text:p>Logboek</text:p>
          </table:table-cell>
          <table:table-cell table:style-name="ce7"/>
          <table:table-cell table:style-name="ce5"/>
        </table:table-row>
        <table:table-row table:style-name="ro1">
          <table:table-cell table:style-name="ce2" office:value-type="string">
            <text:p>project:</text:p>
          </table:table-cell>
          <table:table-cell table:style-name="ce7" office:value-type="string">
            <text:p>Arcade game en jumbo website</text:p>
          </table:table-cell>
          <table:table-cell table:style-name="ce5"/>
        </table:table-row>
        <table:table-row table:style-name="ro1">
          <table:table-cell table:style-name="ce2" office:value-type="string">
            <text:p>naam:</text:p>
          </table:table-cell>
          <table:table-cell table:style-name="ce7" office:value-type="string">
            <text:p>Roy Kuijper</text:p>
          </table:table-cell>
          <table:table-cell table:style-name="ce5"/>
        </table:table-row>
        <table:table-row table:style-name="ro1">
          <table:table-cell table:style-name="ce2" office:value-type="string">
            <text:p>afdeling:</text:p>
          </table:table-cell>
          <table:table-cell table:style-name="ce7" office:value-type="string">
            <text:p>AM1A</text:p>
          </table:table-cell>
          <table:table-cell table:style-name="ce5"/>
        </table:table-row>
        <table:table-row table:style-name="ro1">
          <table:table-cell table:number-columns-repeated="3"/>
        </table:table-row>
        <table:table-row table:style-name="ro3">
          <table:table-cell office:value-type="string">
            <text:p>Weeknr:</text:p>
          </table:table-cell>
          <table:table-cell office:value-type="string">
            <text:p>Aantal uren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'Weeknr 48'.G24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'Weeknr 49'.G24]" office:value-type="time" office:time-value="PT00H00M00S">
            <text:p>00:00: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al</text:p>
          </table:table-cell>
          <table:table-cell table:formula="of:=SUM([.B7:.B9])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2-12-2013</text:date>, <text:time>14:37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 kuijper</meta:initial-creator>
    <meta:creation-date>2013-11-25T11:47:18.38</meta:creation-date>
    <dc:date>2013-12-02T14:37:00.89</dc:date>
    <dc:creator>roy kuijper</dc:creator>
    <meta:editing-duration>PT7H16M49S</meta:editing-duration>
    <meta:editing-cycles>7</meta:editing-cycles>
    <meta:generator>OpenOffice/4.0.1$Win32 OpenOffice.org_project/401m5$Build-9714</meta:generator>
    <meta:document-statistic meta:table-count="3" meta:cell-count="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6.242cm"/>
    </style:style>
    <style:style style:name="co5" style:family="table-column">
      <style:table-column-properties fo:break-before="auto" style:column-width="2.60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</office:automatic-styles>
  <office:body>
    <office:spreadsheet>
      <table:table table:name="Weeknr 46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6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2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) gemaakt. Nieuw project aangemaakt. Nieuw extrere repo gemaakt op github. </text:p>
          </table:table-cell>
          <table:table-cell table:formula="of:=[.D8]-[.C8]" office:value-type="time" office:time-value="PT01H30M00S">
            <text:p>01:30</text:p>
          </table:table-cell>
          <table:table-cell/>
        </table:table-row>
        <table:table-row table:style-name="ro2">
          <table:table-cell office:value-type="string">
            <text:p>woensdag</text:p>
          </table:table-cell>
          <table:table-cell office:value-type="date" office:date-value="2013-11-13">
            <text:p>13 november 2013</text:p>
          </table:table-cell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id8.exe</text:p>
          </table:table-cell>
          <table:table-cell table:formula="of:=[.D9]-[.C9]" office:value-type="time" office:time-value="PT01H16M00S">
            <text:p>01:16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veranderd PyramidPanic</text:p>
          </table:table-cell>
          <table:table-cell table:formula="of:=[.D10]-[.C10]" office:value-type="time" office:time-value="PT00H15M00S">
            <text:p>00:15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</text:p>
          </table:table-cell>
          <table:table-cell table:formula="of:=[.D11]-[.C11]" office:value-type="time" office:time-value="PT00H14M00S">
            <text:p>00:1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7M00S">
            <text:p>12:27</text:p>
          </table:table-cell>
          <table:table-cell office:value-type="float" office:value="5">
            <text:p>5</text:p>
          </table:table-cell>
          <table:table-cell office:value-type="string">
            <text:p>icon veranderd</text:p>
          </table:table-cell>
          <table:table-cell table:formula="of:=[.D12]-[.C12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het spel is nu te stoppen door indrukken van de escape-toets de achtergrondkleur is ook veranderd.</text:p>
          </table:table-cell>
          <table:table-cell table:formula="of:=[.D13]-[.C13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 lokaal en naar exerne repo</text:p>
          </table:table-cell>
          <table:table-cell table:formula="of:=[.D14]-[.C14]" office:value-type="time" office:time-value="PT00H04M00S">
            <text:p>00:0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ste commit gemaakt code verzien van commetaar</text:p>
          </table:table-cell>
          <table:table-cell table:formula="of:=[.D16]-[.C16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4H30M00S">
            <text:p>14:30</text:p>
          </table:table-cell>
          <table:table-cell office:value-type="time" office:time-value="PT14H37M00S">
            <text:p>14:37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-[.C17]" office:value-type="time" office:time-value="PT00H07M00S">
            <text:p>00:07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2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30M00S">
            <text:p>04:30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2-12-2013</text:date>, <text:time>14:37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